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line-height-at-least="0.198in"/>
      <style:text-properties fo:color="#000000" style:font-name="Droid Sans Mono" fo:font-size="10.5pt" fo:font-weight="normal" fo:background-color="#fffffe"/>
    </style:style>
    <style:style style:name="P2" style:family="paragraph" style:parent-style-name="Standard">
      <style:paragraph-properties style:line-height-at-least="0.198in"/>
      <style:text-properties fo:color="#008000" style:font-name="Droid Sans Mono" fo:font-size="10.5pt" fo:font-weight="normal" fo:background-color="#fffffe"/>
    </style:style>
    <style:style style:name="P3" style:family="paragraph" style:parent-style-name="Standard">
      <style:paragraph-properties style:line-height-at-least="0.198in"/>
    </style:style>
    <style:style style:name="P4" style:family="paragraph" style:parent-style-name="Text_20_body">
      <style:text-properties officeooo:paragraph-rsid="00044f31"/>
    </style:style>
    <style:style style:name="P5" style:family="paragraph" style:parent-style-name="Heading_20_2">
      <style:text-properties officeooo:rsid="00044f31" officeooo:paragraph-rsid="00044f31"/>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Standard">
      <style:paragraph-properties style:line-height-at-least="0.198in"/>
      <style:text-properties fo:color="#000000" style:font-name="Droid Sans Mono" fo:font-size="10.5pt" fo:font-weight="normal" fo:background-color="#fffffe"/>
    </style:style>
    <style:style style:name="T1" style:family="text">
      <style:text-properties fo:color="#ce181e"/>
    </style:style>
    <style:style style:name="T2" style:family="text">
      <style:text-properties fo:background-color="#fff200" loext:char-shading-value="0"/>
    </style:style>
    <style:style style:name="T3" style:family="text">
      <style:text-properties fo:color="#0000ff"/>
    </style:style>
    <style:style style:name="T4" style:family="text">
      <style:text-properties fo:color="#a31515"/>
    </style:style>
    <style:style style:name="T5" style:family="text">
      <style:text-properties fo:color="#008000"/>
    </style:style>
    <style:style style:name="T6" style:family="text">
      <style:text-properties officeooo:rsid="0026306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start text:name="__RefHeading___Toc107_4108242386"/>Introduction to the Regular Expression Challenges<text:bookmark-end text:name="__RefHeading___Toc107_4108242386"/></text:h>
      <text:p text:style-name="Text_20_body">Regular expressions are special strings that represent a search pattern. Also known as "regex" or "regexp", they help programmers match, search, and replace text. Regular expressions can appear cryptic because a few characters have special meaning. The goal is to combine the symbols and text into a pattern that matches what you want, but only what you want. This section will cover the characters, a few shortcuts, and the common uses for writing regular expressions.</text:p>
      <text:p text:style-name="Standard"/>
      <text:h text:style-name="P5" text:outline-level="2"><text:bookmark-start text:name="__RefHeading___Toc113_4108242386"/>Summary<text:bookmark-end text:name="__RefHeading___Toc113_4108242386"/></text:h>
      <text:p text:style-name="P4">Regular expression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07_4108242386" text:style-name="Index_20_Link" text:visited-style-name="Index_20_Link">Introduction to the Regular Expression Challenges<text:tab/>1</text:a></text:p>
          <text:p text:style-name="P6"><text:a xlink:type="simple" xlink:href="#__RefHeading___Toc113_4108242386" text:style-name="Index_20_Link" text:visited-style-name="Index_20_Link">Summary<text:tab/>1</text:a></text:p>
          <text:p text:style-name="P6"><text:a xlink:type="simple" xlink:href="#__RefHeading___Toc109_4108242386" text:style-name="Index_20_Link" text:visited-style-name="Index_20_Link">Regular Expressions: Using the Test Method<text:tab/>2</text:a></text:p>
          <text:p text:style-name="P6"><text:a xlink:type="simple" xlink:href="#__RefHeading___Toc115_4108242386" text:style-name="Index_20_Link" text:visited-style-name="Index_20_Link">Regular Expressions: Match Literal Strings<text:tab/>3</text:a></text:p>
          <text:p text:style-name="P6"><text:a xlink:type="simple" xlink:href="#__RefHeading___Toc117_4108242386" text:style-name="Index_20_Link" text:visited-style-name="Index_20_Link">Match a Literal String with Different Possibilities<text:tab/>3</text:a></text:p>
          <text:p text:style-name="P6"><text:a xlink:type="simple" xlink:href="#__RefHeading___Toc119_4108242386" text:style-name="Index_20_Link" text:visited-style-name="Index_20_Link">Ignore Case While Matching<text:tab/>4</text:a></text:p>
          <text:p text:style-name="P6"><text:soft-page-break/><text:a xlink:type="simple" xlink:href="#__RefHeading___Toc121_4108242386" text:style-name="Index_20_Link" text:visited-style-name="Index_20_Link">Extract Matches<text:tab/>4</text:a></text:p>
          <text:p text:style-name="P6"><text:a xlink:type="simple" xlink:href="#__RefHeading___Toc123_4108242386" text:style-name="Index_20_Link" text:visited-style-name="Index_20_Link">Find More Than the First Match<text:tab/>5</text:a></text:p>
          <text:p text:style-name="P6"><text:a xlink:type="simple" xlink:href="#__RefHeading___Toc125_4108242386" text:style-name="Index_20_Link" text:visited-style-name="Index_20_Link">Match Anything with Wildcard Period<text:tab/>5</text:a></text:p>
          <text:p text:style-name="P6"><text:a xlink:type="simple" xlink:href="#__RefHeading___Toc127_4108242386" text:style-name="Index_20_Link" text:visited-style-name="Index_20_Link">Match Single Character with Multiple Possibilities<text:tab/>6</text:a></text:p>
          <text:p text:style-name="P6"><text:a xlink:type="simple" xlink:href="#__RefHeading___Toc129_4108242386" text:style-name="Index_20_Link" text:visited-style-name="Index_20_Link">Match Letters of the Alphabet<text:tab/>7</text:a></text:p>
          <text:p text:style-name="P6"><text:a xlink:type="simple" xlink:href="#__RefHeading___Toc131_4108242386" text:style-name="Index_20_Link" text:visited-style-name="Index_20_Link">Match Numbers and Letters of the Alphabet<text:tab/>7</text:a></text:p>
          <text:p text:style-name="P6"><text:a xlink:type="simple" xlink:href="#__RefHeading___Toc133_4108242386" text:style-name="Index_20_Link" text:visited-style-name="Index_20_Link">Match Single Characters Not Specified<text:tab/>8</text:a></text:p>
          <text:p text:style-name="P6"><text:a xlink:type="simple" xlink:href="#__RefHeading___Toc135_4108242386" text:style-name="Index_20_Link" text:visited-style-name="Index_20_Link">Match Characters that Occur One or More Times<text:tab/>8</text:a></text:p>
          <text:p text:style-name="P6"><text:a xlink:type="simple" xlink:href="#__RefHeading___Toc137_4108242386" text:style-name="Index_20_Link" text:visited-style-name="Index_20_Link">Match Characters that Occur Zero or More Times<text:tab/>9</text:a></text:p>
          <text:p text:style-name="P6"><text:a xlink:type="simple" xlink:href="#__RefHeading___Toc139_4108242386" text:style-name="Index_20_Link" text:visited-style-name="Index_20_Link">Find Characters with Lazy Matching<text:tab/>9</text:a></text:p>
          <text:p text:style-name="P6"><text:a xlink:type="simple" xlink:href="#__RefHeading___Toc141_4108242386" text:style-name="Index_20_Link" text:visited-style-name="Index_20_Link">Find One or More Criminals in a Hunt<text:tab/>10</text:a></text:p>
          <text:p text:style-name="P6"><text:a xlink:type="simple" xlink:href="#__RefHeading___Toc143_4108242386" text:style-name="Index_20_Link" text:visited-style-name="Index_20_Link">Match Beginning String Patterns<text:tab/>10</text:a></text:p>
          <text:p text:style-name="P6"><text:a xlink:type="simple" xlink:href="#__RefHeading___Toc145_4108242386" text:style-name="Index_20_Link" text:visited-style-name="Index_20_Link">Match Ending String Patterns<text:tab/>11</text:a></text:p>
          <text:p text:style-name="P6"><text:a xlink:type="simple" xlink:href="#__RefHeading___Toc147_4108242386" text:style-name="Index_20_Link" text:visited-style-name="Index_20_Link">Match All Letters and Numbers<text:tab/>11</text:a></text:p>
          <text:p text:style-name="P6"><text:a xlink:type="simple" xlink:href="#__RefHeading___Toc149_4108242386" text:style-name="Index_20_Link" text:visited-style-name="Index_20_Link">Match Everything But Letters and Numbers<text:tab/>12</text:a></text:p>
          <text:p text:style-name="P6"><text:a xlink:type="simple" xlink:href="#__RefHeading___Toc151_4108242386" text:style-name="Index_20_Link" text:visited-style-name="Index_20_Link">Match All Numbers<text:tab/>13</text:a></text:p>
          <text:p text:style-name="P6"><text:a xlink:type="simple" xlink:href="#__RefHeading___Toc153_4108242386" text:style-name="Index_20_Link" text:visited-style-name="Index_20_Link">Match All Non-Numbers<text:tab/>13</text:a></text:p>
          <text:p text:style-name="P6"><text:a xlink:type="simple" xlink:href="#__RefHeading___Toc155_4108242386" text:style-name="Index_20_Link" text:visited-style-name="Index_20_Link">Restrict Possible Usernames<text:tab/>13</text:a></text:p>
          <text:p text:style-name="P6"><text:a xlink:type="simple" xlink:href="#__RefHeading___Toc157_4108242386" text:style-name="Index_20_Link" text:visited-style-name="Index_20_Link">Match Whitespace<text:tab/>14</text:a></text:p>
          <text:p text:style-name="P6"><text:a xlink:type="simple" xlink:href="#__RefHeading___Toc159_4108242386" text:style-name="Index_20_Link" text:visited-style-name="Index_20_Link">Match Non-Whitespace Characters<text:tab/>14</text:a></text:p>
          <text:p text:style-name="P6"><text:a xlink:type="simple" xlink:href="#__RefHeading___Toc161_4108242386" text:style-name="Index_20_Link" text:visited-style-name="Index_20_Link">Specify Upper and Lower Number of Matches<text:tab/>15</text:a></text:p>
          <text:p text:style-name="P6"><text:a xlink:type="simple" xlink:href="#__RefHeading___Toc163_4108242386" text:style-name="Index_20_Link" text:visited-style-name="Index_20_Link">Specify Only the Lower Number of Matches<text:tab/>15</text:a></text:p>
          <text:p text:style-name="P6"><text:a xlink:type="simple" xlink:href="#__RefHeading___Toc165_4108242386" text:style-name="Index_20_Link" text:visited-style-name="Index_20_Link">Specify Exact Number of Matches<text:tab/>16</text:a></text:p>
          <text:p text:style-name="P6"><text:a xlink:type="simple" xlink:href="#__RefHeading___Toc167_4108242386" text:style-name="Index_20_Link" text:visited-style-name="Index_20_Link">Check for All or None<text:tab/>16</text:a></text:p>
          <text:p text:style-name="P6"><text:a xlink:type="simple" xlink:href="#__RefHeading___Toc169_4108242386" text:style-name="Index_20_Link" text:visited-style-name="Index_20_Link">Positive and Negative Lookahead<text:tab/>17</text:a></text:p>
          <text:p text:style-name="P6"><text:a xlink:type="simple" xlink:href="#__RefHeading___Toc171_4108242386" text:style-name="Index_20_Link" text:visited-style-name="Index_20_Link">Reuse Patterns Using Capture Groups<text:tab/>18</text:a></text:p>
          <text:p text:style-name="P6"><text:a xlink:type="simple" xlink:href="#__RefHeading___Toc173_4108242386" text:style-name="Index_20_Link" text:visited-style-name="Index_20_Link">Use Capture Groups to Search and Replace<text:tab/>18</text:a></text:p>
          <text:p text:style-name="P6"><text:a xlink:type="simple" xlink:href="#__RefHeading___Toc175_4108242386" text:style-name="Index_20_Link" text:visited-style-name="Index_20_Link">Remove Whitespace from Start and End<text:tab/>19</text:a></text:p>
        </text:index-body>
      </text:table-of-content>
      <text:p text:style-name="Standard"/>
      <text:p text:style-name="Standard"/>
      <text:p text:style-name="Standard"/>
      <text:p text:style-name="Standard"/>
      <text:h text:style-name="Heading_20_2" text:outline-level="2"><text:bookmark-start text:name="__RefHeading___Toc109_4108242386"/>Regular Expressions: Using the Test Method<text:bookmark-end text:name="__RefHeading___Toc109_4108242386"/></text:h>
      <text:p text:style-name="Text_20_body">Regular expressions are used in programming languages to match parts of strings. You create patterns to help you do that matching.</text:p>
      <text:p text:style-name="Text_20_body">If you want to find the word <text:span text:style-name="Source_20_Text">"the"</text:span> in the string <text:span text:style-name="Source_20_Text">"The dog chased the cat"</text:span>, you could use the following regular expression: <text:span text:style-name="Source_20_Text">/the/</text:span>. Notice that quote marks are not required within the regular expression.</text:p>
      <text:p text:style-name="Text_20_body">JavaScript has multiple ways to use regexes. One way to test a regex is using the <text:span text:style-name="Source_20_Text"><text:span text:style-name="T1">.test()</text:span></text:span><text:span text:style-name="T1"> </text:span>method. The <text:span text:style-name="Source_20_Text">.test()</text:span> method takes the regex, applies it to a string (which is placed inside the parentheses), and <text:span text:style-name="T2">returns </text:span><text:span text:style-name="Source_20_Text"><text:span text:style-name="T2">true</text:span></text:span><text:span text:style-name="T2"> or </text:span><text:span text:style-name="Source_20_Text"><text:span text:style-name="T2">false</text:span></text:span><text:span text:style-name="T2"> </text:span>if your pattern finds something or not.</text:p>
      <text:p text:style-name="Quotations">let testStr = "freeCodeCamp";<text:line-break/>let testRegex = /Code/;<text:line-break/><text:soft-page-break/>testRegex.test(testStr);<text:line-break/>// Returns true</text:p>
      <text:p text:style-name="Horizontal_20_Line"/>
      <text:p text:style-name="Text_20_body">Apply the regex <text:span text:style-name="Source_20_Text">myRegex</text:span> on the string <text:span text:style-name="Source_20_Text">myString</text:span> using the <text:span text:style-name="Source_20_Text">.test()</text:span> method.</text:p>
      <text:p text:style-name="P1"><text:span text:style-name="T3">let</text:span> myString = <text:span text:style-name="T4">"Hello, World!"</text:span>;</text:p>
      <text:p text:style-name="P1"><text:span text:style-name="T3">let</text:span> myRegex = /Hello/;</text:p>
      <text:p text:style-name="P1"><text:span text:style-name="T3">let</text:span> result = myRegex<text:span text:style-name="T2">.test(myString)</text:span>; <text:span text:style-name="T5">// Change this line</text:span></text:p>
      <text:p text:style-name="Standard"/>
      <text:p text:style-name="Standard"/>
      <text:h text:style-name="Heading_20_2" text:outline-level="2"><text:bookmark-start text:name="__RefHeading___Toc115_4108242386"/>Regular Expressions: Match Literal Strings<text:bookmark-end text:name="__RefHeading___Toc115_4108242386"/></text:h>
      <text:p text:style-name="Text_20_body">In the last challenge, you searched for the word <text:span text:style-name="Source_20_Text">"Hello"</text:span> using the regular expression <text:span text:style-name="Source_20_Text">/Hello/</text:span>. That regex searched for a literal match of the string <text:span text:style-name="Source_20_Text">"Hello"</text:span>. Here's another example searching for a literal match of the string <text:span text:style-name="Source_20_Text">"Kevin"</text:span>:</text:p>
      <text:p text:style-name="Quotations">let testStr = "Hello, my name is Kevin.";<text:line-break/>let testRegex = /Kevin/;<text:line-break/>testRegex.test(testStr);<text:line-break/>// Returns true</text:p>
      <text:p text:style-name="Text_20_body">Any other forms of <text:span text:style-name="Source_20_Text">"Kevin"</text:span> will not match. For example, the regex <text:span text:style-name="Source_20_Text">/Kevin/</text:span> will <text:span text:style-name="T2">not</text:span> match <text:span text:style-name="Source_20_Text">"kevin"</text:span> or <text:span text:style-name="Source_20_Text">"KEVIN"</text:span>.</text:p>
      <text:p text:style-name="Quotations">let wrongRegex = /kevin/;<text:line-break/>wrongRegex.test(testStr);<text:line-break/>// Returns false</text:p>
      <text:p text:style-name="Text_20_body">A future challenge will show how to match those other forms as well.</text:p>
      <text:p text:style-name="Horizontal_20_Line"/>
      <text:p text:style-name="Text_20_body">Complete the regex <text:span text:style-name="Source_20_Text">waldoRegex</text:span> to find <text:span text:style-name="Source_20_Text">"Waldo"</text:span> in the string <text:span text:style-name="Source_20_Text">waldoIsHiding</text:span> with a literal match.</text:p>
      <text:p text:style-name="P1"><text:span text:style-name="T3">let</text:span> waldoIsHiding = <text:span text:style-name="T4">"Somewhere Waldo is hiding in this text."</text:span>;</text:p>
      <text:p text:style-name="P1"><text:span text:style-name="T3">let</text:span> waldoRegex = /<text:span text:style-name="T2">Waldo</text:span>/; <text:span text:style-name="T5">// Change this line</text:span></text:p>
      <text:p text:style-name="P1"><text:span text:style-name="T3">let</text:span> result = waldoRegex.test(waldoIsHiding);</text:p>
      <text:p text:style-name="Standard"/>
      <text:h text:style-name="Heading_20_2" text:outline-level="2"><text:bookmark-start text:name="__RefHeading___Toc117_4108242386"/>Match a Literal String with Different Possibilities<text:bookmark-end text:name="__RefHeading___Toc117_4108242386"/></text:h>
      <text:p text:style-name="Text_20_body">Using regexes like <text:span text:style-name="Source_20_Text">/coding/</text:span>, you can look for the pattern <text:span text:style-name="Source_20_Text">"coding"</text:span> in another string.</text:p>
      <text:p text:style-name="Text_20_body">This is powerful to search single strings, but it's limited to only one pattern. You can search for multiple patterns using the <text:span text:style-name="Source_20_Text">alternation</text:span> or <text:span text:style-name="Source_20_Text">OR</text:span> operator: <text:span text:style-name="Source_20_Text">|</text:span>.</text:p>
      <text:p text:style-name="Text_20_body"><text:soft-page-break/>This operator matches patterns either before or after it. For example, if you wanted to match <text:span text:style-name="Source_20_Text">"yes"</text:span> or <text:span text:style-name="Source_20_Text">"no"</text:span>, the regex you want is <text:span text:style-name="Source_20_Text">/yes|no/</text:span>.</text:p>
      <text:p text:style-name="Text_20_body">You can also search for more than just two patterns. You can do this by adding more patterns with more <text:span text:style-name="Source_20_Text">OR</text:span> operators separating them, like <text:span text:style-name="Source_20_Text">/yes|no|maybe/</text:span>.</text:p>
      <text:p text:style-name="Horizontal_20_Line"/>
      <text:p text:style-name="Text_20_body">Complete the regex <text:span text:style-name="Source_20_Text">petRegex</text:span> to match the pets <text:span text:style-name="Source_20_Text">"dog"</text:span>, <text:span text:style-name="Source_20_Text">"cat"</text:span>, <text:span text:style-name="Source_20_Text">"bird"</text:span>, or <text:span text:style-name="Source_20_Text">"fish"</text:span>.</text:p>
      <text:p text:style-name="P1"><text:span text:style-name="T3">let</text:span> petString = <text:span text:style-name="T4">"James has a pet cat."</text:span>;</text:p>
      <text:p text:style-name="P1"><text:span text:style-name="T3">let</text:span> petRegex = /<text:span text:style-name="T2">dog| cat|bird|fish</text:span>/; <text:span text:style-name="T5">// Change this line</text:span></text:p>
      <text:p text:style-name="P1"><text:span text:style-name="T3">let</text:span> result = petRegex.test(petString);</text:p>
      <text:p text:style-name="Standard"/>
      <text:h text:style-name="Heading_20_2" text:outline-level="2"><text:bookmark-start text:name="__RefHeading___Toc119_4108242386"/>Ignore Case While Matching<text:bookmark-end text:name="__RefHeading___Toc119_4108242386"/></text:h>
      <text:p text:style-name="Text_20_body">Up until now, you've looked at regexes to do literal matches of strings. But sometimes, you might want to also match case differences.</text:p>
      <text:p text:style-name="Text_20_body">Case (or sometimes letter case) is the difference between uppercase letters and lowercase letters. Examples of uppercase are <text:span text:style-name="Source_20_Text">"A"</text:span>, <text:span text:style-name="Source_20_Text">"B"</text:span>, and <text:span text:style-name="Source_20_Text">"C"</text:span>. Examples of lowercase are <text:span text:style-name="Source_20_Text">"a"</text:span>, <text:span text:style-name="Source_20_Text">"b"</text:span>, and <text:span text:style-name="Source_20_Text">"c"</text:span>.</text:p>
      <text:p text:style-name="Text_20_body">You can match both cases using what is called a flag. There are other flags but here you'll focus on the flag that ignores case - the <text:span text:style-name="Source_20_Text">i</text:span> flag. You can use it by appending it to the regex. An example of using this flag is <text:span text:style-name="Source_20_Text">/ignorecase/i</text:span>. This regex can match the strings <text:span text:style-name="Source_20_Text">"ignorecase"</text:span>, <text:span text:style-name="Source_20_Text">"igNoreCase"</text:span>, and <text:span text:style-name="Source_20_Text">"IgnoreCase"</text:span>.</text:p>
      <text:p text:style-name="Horizontal_20_Line"/>
      <text:p text:style-name="Text_20_body">Write a regex <text:span text:style-name="Source_20_Text">fccRegex</text:span> to match <text:span text:style-name="Source_20_Text">"freeCodeCamp"</text:span>, no matter its case. Your regex should not match any abbreviations or variations with spaces.</text:p>
      <text:p text:style-name="P1"><text:span text:style-name="T3">let</text:span> myString = <text:span text:style-name="T4">"freeCodeCamp"</text:span>;</text:p>
      <text:p text:style-name="P1"><text:span text:style-name="T3">let</text:span> fccRegex = /<text:span text:style-name="T2">freeCodeCamp/i</text:span>; <text:span text:style-name="T5">// Change this line</text:span></text:p>
      <text:p text:style-name="P1"><text:span text:style-name="T3">let</text:span> result = fccRegex.test(myString);</text:p>
      <text:p text:style-name="Standard"/>
      <text:h text:style-name="Heading_20_2" text:outline-level="2"><text:bookmark-start text:name="__RefHeading___Toc121_4108242386"/>Extract Matches<text:bookmark-end text:name="__RefHeading___Toc121_4108242386"/></text:h>
      <text:p text:style-name="Text_20_body">So far, you have only been checking if a pattern exists or not within a string. You can also extract the actual matches you found with the <text:span text:style-name="Source_20_Text">.match()</text:span> method.</text:p>
      <text:p text:style-name="Text_20_body">To use the<text:span text:style-name="T2"> </text:span><text:span text:style-name="Source_20_Text"><text:span text:style-name="T2">.match()</text:span></text:span> method, apply the method on a string and pass in the regex inside the parentheses. Here's an example:</text:p>
      <text:p text:style-name="Quotations">"Hello, World!".match(/Hello/);<text:line-break/>// Returns ["Hello"]<text:line-break/>let ourStr = "Regular expressions";<text:line-break/>let ourRegex = /expressions/;<text:line-break/><text:soft-page-break/>ourStr.match(ourRegex);<text:line-break/>// Returns ["expressions"]</text:p>
      <text:p text:style-name="Horizontal_20_Line"/>
      <text:p text:style-name="Text_20_body">Apply the <text:span text:style-name="Source_20_Text">.match()</text:span> method to extract the word <text:span text:style-name="Source_20_Text">coding</text:span>.</text:p>
      <text:p text:style-name="P1"><text:span text:style-name="T3">let</text:span> extractStr = <text:span text:style-name="T4">"Extract the word 'coding' from this string."</text:span>;</text:p>
      <text:p text:style-name="P1"><text:span text:style-name="T3">let</text:span> codingRegex = /<text:span text:style-name="T2">coding</text:span>/; <text:span text:style-name="T5">// Change this line</text:span></text:p>
      <text:p text:style-name="P1"><text:span text:style-name="T3">let</text:span> result = extractStr<text:span text:style-name="T2">.match(codingRegex)</text:span>; <text:span text:style-name="T5">// Change this line</text:span></text:p>
      <text:p text:style-name="Standard"/>
      <text:h text:style-name="Heading_20_2" text:outline-level="2"><text:bookmark-start text:name="__RefHeading___Toc123_4108242386"/>Find More Than the First Match<text:bookmark-end text:name="__RefHeading___Toc123_4108242386"/></text:h>
      <text:p text:style-name="Text_20_body">So far, you have only been able to extract or search a pattern once.</text:p>
      <text:p text:style-name="Quotations">let testStr = "Repeat, Repeat, Repeat";<text:line-break/>let ourRegex = /Repeat/;<text:line-break/>testStr.match(ourRegex);<text:line-break/>// Returns ["Repeat"]</text:p>
      <text:p text:style-name="Text_20_body">To search or extract a pattern more than once, you can use the <text:span text:style-name="Source_20_Text"><text:span text:style-name="T2">g</text:span></text:span><text:span text:style-name="T2"> </text:span>flag.</text:p>
      <text:p text:style-name="Quotations">let repeatRegex = /Repeat/g;<text:line-break/>testStr.match(repeatRegex);<text:line-break/>// Returns ["Repeat", "Repeat", "Repeat"]</text:p>
      <text:p text:style-name="Horizontal_20_Line"/>
      <text:p text:style-name="Text_20_body">Using the regex <text:span text:style-name="Source_20_Text">starRegex</text:span>, find and extract both <text:span text:style-name="Source_20_Text">"Twinkle"</text:span> words from the string <text:span text:style-name="Source_20_Text">twinkleStar</text:span>.</text:p>
      <text:p text:style-name="Text_20_body"><text:span text:style-name="Strong_20_Emphasis">Note</text:span><text:line-break/>You can have multiple flags on your regex like <text:span text:style-name="Source_20_Text">/search/gi</text:span></text:p>
      <text:p text:style-name="P1"><text:span text:style-name="T3">let</text:span> twinkleStar = <text:span text:style-name="T4">"Twinkle, twinkle, little star"</text:span>;</text:p>
      <text:p text:style-name="P1"><text:span text:style-name="T3">let</text:span> starRegex = /T<text:span text:style-name="T2">winkle/ig</text:span>; <text:span text:style-name="T5">// Change this line</text:span></text:p>
      <text:p text:style-name="P1"><text:span text:style-name="T3">let</text:span> result = twinkleStar<text:span text:style-name="T2">.match(starRegex);</text:span> <text:span text:style-name="T5">// Change this line</text:span></text:p>
      <text:p text:style-name="Standard"/>
      <text:h text:style-name="Heading_20_2" text:outline-level="2"><text:bookmark-start text:name="__RefHeading___Toc125_4108242386"/>Match Anything with Wildcard Period<text:bookmark-end text:name="__RefHeading___Toc125_4108242386"/></text:h>
      <text:p text:style-name="Text_20_body">Sometimes you won't (or don't need to) know the exact characters in your patterns. Thinking of all words that match, say, a misspelling would take a long time. Luckily, you can save time using the wildcard character: <text:span text:style-name="Source_20_Text">.</text:span></text:p>
      <text:p text:style-name="Text_20_body">The wildcard character <text:span text:style-name="Source_20_Text">.</text:span> will match any one character. The wildcard is also called <text:span text:style-name="Source_20_Text">dot</text:span> and <text:span text:style-name="Source_20_Text">period</text:span>. You can use the wildcard character just like any other character in the regex. For example, if you wanted to match <text:span text:style-name="Source_20_Text">"hug"</text:span>, <text:span text:style-name="Source_20_Text">"huh"</text:span>, <text:span text:style-name="Source_20_Text">"hut"</text:span>, and <text:span text:style-name="Source_20_Text">"hum"</text:span>, you can use the regex <text:span text:style-name="Source_20_Text">/hu./</text:span> to match all four words.</text:p>
      <text:p text:style-name="Quotations"><text:soft-page-break/>let humStr = "I'll hum a song";<text:line-break/>let hugStr = "Bear hug";<text:line-break/>let huRegex = /hu./;<text:line-break/>humStr.match(huRegex); // Returns ["hum"]<text:line-break/>hugStr.match(huRegex); // Returns ["hug"]</text:p>
      <text:p text:style-name="Horizontal_20_Line"/>
      <text:p text:style-name="Text_20_body">Complete the regex <text:span text:style-name="Source_20_Text">unRegex</text:span> so that it matches the strings <text:span text:style-name="Source_20_Text">"run"</text:span>, <text:span text:style-name="Source_20_Text">"sun"</text:span>, <text:span text:style-name="Source_20_Text">"fun"</text:span>, <text:span text:style-name="Source_20_Text">"pun"</text:span>, <text:span text:style-name="Source_20_Text">"nun"</text:span>, and <text:span text:style-name="Source_20_Text">"bun"</text:span>. Your regex should use the wildcard character.</text:p>
      <text:p text:style-name="P1"><text:span text:style-name="T3">let</text:span> exampleStr = <text:span text:style-name="T4">"Let's have fun with regular expressions!"</text:span>;</text:p>
      <text:p text:style-name="P1"><text:span text:style-name="T3">let</text:span> unRegex = /<text:span text:style-name="T2">.un/</text:span>; <text:span text:style-name="T5">// Change this line</text:span></text:p>
      <text:p text:style-name="P1"><text:span text:style-name="T3">let</text:span> result = unRegex.test(exampleStr);</text:p>
      <text:p text:style-name="Standard"/>
      <text:h text:style-name="Heading_20_2" text:outline-level="2"><text:bookmark-start text:name="__RefHeading___Toc127_4108242386"/>Match Single Character with Multiple Possibilities<text:bookmark-end text:name="__RefHeading___Toc127_4108242386"/></text:h>
      <text:p text:style-name="Text_20_body">You learned how to match literal patterns (<text:span text:style-name="Source_20_Text">/literal/</text:span>) and wildcard character (<text:span text:style-name="Source_20_Text">/./</text:span>). Those are the extremes of regular expressions, where one finds exact matches and the other matches everything. There are options that are a balance between the two extremes.</text:p>
      <text:p text:style-name="Text_20_body">You can search for a literal pattern with some flexibility with <text:span text:style-name="Source_20_Text">character classes</text:span>. Character classes allow you to define a group of characters you wish to match by placing them inside square (<text:span text:style-name="Source_20_Text">[</text:span> and <text:span text:style-name="Source_20_Text">]</text:span>) brackets.</text:p>
      <text:p text:style-name="Text_20_body">For example, you want to match <text:span text:style-name="Source_20_Text">"bag"</text:span>, <text:span text:style-name="Source_20_Text">"big"</text:span>, and <text:span text:style-name="Source_20_Text">"bug"</text:span> but not <text:span text:style-name="Source_20_Text">"bog"</text:span>. You can create the regex <text:span text:style-name="Source_20_Text">/b[aiu]g/</text:span> to do this. The <text:span text:style-name="Source_20_Text">[aiu]</text:span> is the character class that will only match the characters <text:span text:style-name="Source_20_Text">"a"</text:span>, <text:span text:style-name="Source_20_Text">"i"</text:span>, or <text:span text:style-name="Source_20_Text">"u"</text:span>.</text:p>
      <text:p text:style-name="Quotations">let bigStr = "big";<text:line-break/>let bagStr = "bag";<text:line-break/>let bugStr = "bug";<text:line-break/>let bogStr = "bog";<text:line-break/>let bgRegex = /b[aiu]g/;<text:line-break/>bigStr.match(bgRegex); // Returns ["big"]<text:line-break/>bagStr.match(bgRegex); // Returns ["bag"]<text:line-break/>bugStr.match(bgRegex); // Returns ["bug"]<text:line-break/>bogStr.match(bgRegex); // Returns null</text:p>
      <text:p text:style-name="Horizontal_20_Line"/>
      <text:p text:style-name="Text_20_body">Use a character class with vowels (<text:span text:style-name="Source_20_Text">a</text:span>, <text:span text:style-name="Source_20_Text">e</text:span>, <text:span text:style-name="Source_20_Text">i</text:span>, <text:span text:style-name="Source_20_Text">o</text:span>, <text:span text:style-name="Source_20_Text">u</text:span>) in your regex <text:span text:style-name="Source_20_Text">vowelRegex</text:span> to find all the vowels in the string <text:span text:style-name="Source_20_Text">quoteSample</text:span>.</text:p>
      <text:p text:style-name="Text_20_body"><text:span text:style-name="Strong_20_Emphasis">Note</text:span><text:line-break/>Be sure to match both upper- and lowercase vowels.</text:p>
      <text:p text:style-name="P1"><text:span text:style-name="T3">let</text:span> quoteSample = <text:span text:style-name="T4">"Beware of bugs in the above code; I have only proved it correct, not tried it."</text:span>;</text:p>
      <text:p text:style-name="P1"><text:soft-page-break/><text:span text:style-name="T3">let</text:span> vowelRegex = <text:span text:style-name="T2">/[aeiou]/ig; </text:span><text:span text:style-name="T5">// Change this line</text:span></text:p>
      <text:p text:style-name="P1"><text:span text:style-name="T3">let</text:span> result = quoteSample.<text:span text:style-name="T2">match(vowelRegex)</text:span>; <text:span text:style-name="T5">// Change this line</text:span></text:p>
      <text:p text:style-name="Standard"/>
      <text:h text:style-name="Heading_20_2" text:outline-level="2"><text:bookmark-start text:name="__RefHeading___Toc129_4108242386"/>Match Letters of the Alphabet<text:bookmark-end text:name="__RefHeading___Toc129_4108242386"/></text:h>
      <text:p text:style-name="Text_20_body">You saw how you can use <text:span text:style-name="Source_20_Text">character sets</text:span> to specify a group of characters to match, but that's a lot of typing when you need to match a large range of characters (for example, every letter in the alphabet). Fortunately, there is a built-in feature that makes this short and simple.</text:p>
      <text:p text:style-name="Text_20_body">Inside a <text:span text:style-name="Source_20_Text">character set</text:span>, you can define a range of characters to match using a <text:span text:style-name="Source_20_Text">hyphen</text:span> character: <text:span text:style-name="Source_20_Text">-</text:span>.</text:p>
      <text:p text:style-name="Text_20_body">For example, to match lowercase letters <text:span text:style-name="Source_20_Text"><text:span text:style-name="T1">a</text:span></text:span><text:span text:style-name="T1"> through </text:span><text:span text:style-name="Source_20_Text"><text:span text:style-name="T1">e</text:span></text:span><text:span text:style-name="T1"> you would use </text:span><text:span text:style-name="Source_20_Text"><text:span text:style-name="T1">[a-e]</text:span></text:span>.</text:p>
      <text:p text:style-name="Quotations">let catStr = "cat";<text:line-break/>let batStr = "bat";<text:line-break/>let matStr = "mat";<text:line-break/>let bgRegex = /[a-e]at/;<text:line-break/>catStr.match(bgRegex); // Returns ["cat"]<text:line-break/>batStr.match(bgRegex); // Returns ["bat"]<text:line-break/>matStr.match(bgRegex); // Returns null</text:p>
      <text:p text:style-name="Horizontal_20_Line"/>
      <text:p text:style-name="Text_20_body">Match all the letters in the string <text:span text:style-name="Source_20_Text">quoteSample</text:span>.</text:p>
      <text:p text:style-name="Text_20_body"><text:span text:style-name="Strong_20_Emphasis">Note</text:span><text:line-break/>Be sure to match both upper- and lowercase <text:span text:style-name="Strong_20_Emphasis">letters.</text:span></text:p>
      <text:p text:style-name="P1"><text:span text:style-name="T3">let</text:span> quoteSample = <text:span text:style-name="T4">"The quick brown fox jumps over the lazy dog."</text:span>;</text:p>
      <text:p text:style-name="P1"><text:span text:style-name="T3">let</text:span> alphabetRegex = /[a-z]/ig; <text:span text:style-name="T5">// Change this line</text:span></text:p>
      <text:p text:style-name="P1"><text:span text:style-name="T3">let</text:span> result = quoteSample.match(alphabetRegex); <text:span text:style-name="T5">// Change this line</text:span></text:p>
      <text:p text:style-name="Standard"/>
      <text:h text:style-name="Heading_20_2" text:outline-level="2"><text:bookmark-start text:name="__RefHeading___Toc131_4108242386"/>Match Numbers and Letters of the Alphabet<text:bookmark-end text:name="__RefHeading___Toc131_4108242386"/></text:h>
      <text:p text:style-name="Text_20_body">Using the hyphen (<text:span text:style-name="Source_20_Text">-</text:span>) to match a range of characters is not limited to letters. It also works to match a range of numbers.</text:p>
      <text:p text:style-name="Text_20_body">For example, <text:span text:style-name="Source_20_Text"><text:span text:style-name="T1">/[0-5]/</text:span></text:span><text:span text:style-name="T1"> </text:span>matches any number between <text:span text:style-name="Source_20_Text">0</text:span> and <text:span text:style-name="Source_20_Text">5</text:span>, <text:span text:style-name="T2">including the </text:span><text:span text:style-name="Source_20_Text"><text:span text:style-name="T2">0</text:span></text:span><text:span text:style-name="T2"> and </text:span><text:span text:style-name="Source_20_Text"><text:span text:style-name="T2">5</text:span></text:span><text:span text:style-name="T2">.</text:span></text:p>
      <text:p text:style-name="Text_20_body">Also, it is possible to combine a range of letters and numbers in a single character set.</text:p>
      <text:p text:style-name="Quotations">let jennyStr = "Jenny8675309";<text:line-break/>let myRegex = /[a-z0-9]/ig;<text:line-break/>// matches all letters and numbers in jennyStr<text:line-break/>jennyStr.match(myRegex);</text:p>
      <text:p text:style-name="Horizontal_20_Line"/>
      <text:p text:style-name="Text_20_body"><text:soft-page-break/>Create a single regex that matches a range of letters between <text:span text:style-name="Source_20_Text">h</text:span> and <text:span text:style-name="Source_20_Text">s</text:span>, and a range of numbers between <text:span text:style-name="Source_20_Text">2</text:span> and <text:span text:style-name="Source_20_Text">6</text:span>. Remember to include the appropriate flags in the regex.</text:p>
      <text:p text:style-name="P1"><text:span text:style-name="T3">let</text:span> quoteSample = <text:span text:style-name="T4">"Blueberry 3.141592653s are delicious."</text:span>;</text:p>
      <text:p text:style-name="P1"><text:span text:style-name="T3">let</text:span> myRegex = /[h-s2-6]/ig; <text:span text:style-name="T5">// Change this line</text:span></text:p>
      <text:p text:style-name="P1"><text:span text:style-name="T3">let</text:span> result = quoteSample.match(myRegex); <text:span text:style-name="T5">// Change this line</text:span></text:p>
      <text:p text:style-name="Standard"/>
      <text:h text:style-name="Heading_20_2" text:outline-level="2"><text:bookmark-start text:name="__RefHeading___Toc133_4108242386"/>Match Single Characters Not Specified<text:bookmark-end text:name="__RefHeading___Toc133_4108242386"/></text:h>
      <text:p text:style-name="Text_20_body">So far, you have created a set of characters that you want to match, but you could also create a set of characters that you do not want to match. These types of character sets are called <text:span text:style-name="Source_20_Text">negated character sets</text:span>.</text:p>
      <text:p text:style-name="Text_20_body">To create a <text:span text:style-name="Source_20_Text">negated character set</text:span>, you place a <text:span text:style-name="Source_20_Text">caret</text:span> character (<text:span text:style-name="Source_20_Text">^</text:span>) after the opening bracket and before the characters you do not want to match.</text:p>
      <text:p text:style-name="Text_20_body">For example, <text:span text:style-name="Source_20_Text">/[^aeiou]/gi</text:span> matches all characters that are not a vowel. <text:span text:style-name="T2">Note that characters like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text:span><text:span text:style-name="Source_20_Text"><text:span text:style-name="T2">/</text:span></text:span><text:span text:style-name="T2"> and white space are matched </text:span>- the negated vowel character set only excludes the vowel characters.</text:p>
      <text:p text:style-name="Horizontal_20_Line"/>
      <text:p text:style-name="Text_20_body">Create a single regex that matches all characters that are not a number or a vowel. Remember to include the appropriate flags in the regex.</text:p>
      <text:p text:style-name="P1"><text:span text:style-name="T3">let</text:span> quoteSample = <text:span text:style-name="T4">"3 blind mice."</text:span>;</text:p>
      <text:p text:style-name="P1"><text:span text:style-name="T3">let</text:span> myRegex = /[^aeiou^0-99]/ig; <text:span text:style-name="T5">// Change this line</text:span></text:p>
      <text:p text:style-name="P1"><text:span text:style-name="T3">let</text:span> result = quoteSample.match(myRegex); <text:span text:style-name="T5">// Change this line</text:span></text:p>
      <text:p text:style-name="Standard"/>
      <text:h text:style-name="Heading_20_2" text:outline-level="2"><text:bookmark-start text:name="__RefHeading___Toc135_4108242386"/>Match Characters that Occur One or More Times<text:bookmark-end text:name="__RefHeading___Toc135_4108242386"/></text:h>
      <text:p text:style-name="Text_20_body">Sometimes, you need to match a character (or group of characters) that appears one or more times in a row. This means it occurs at least once, and may be repeated.</text:p>
      <text:p text:style-name="Text_20_body">You can use the <text:span text:style-name="Source_20_Text">+</text:span> character to check if that is the case. Remember, the character or pattern has to be present consecutively. That is, the character has to repeat one after the other.</text:p>
      <text:p text:style-name="Text_20_body">For example, <text:span text:style-name="Source_20_Text">/a+/g</text:span> would find one match in <text:span text:style-name="Source_20_Text">"abc"</text:span> and return <text:span text:style-name="Source_20_Text">["a"]</text:span>. Because of the <text:span text:style-name="Source_20_Text">+</text:span>, it would also find a single match in <text:span text:style-name="Source_20_Text">"aabc"</text:span> and return <text:span text:style-name="Source_20_Text">["aa"]</text:span>.</text:p>
      <text:p text:style-name="Text_20_body">If it were instead checking the string <text:span text:style-name="Source_20_Text">"abab"</text:span>, it would find two matches and return <text:span text:style-name="Source_20_Text">["a", "a"]</text:span> because the <text:span text:style-name="Source_20_Text">a</text:span> characters are not in a row - there is a <text:span text:style-name="Source_20_Text">b</text:span> between them. Finally, since there is no <text:span text:style-name="Source_20_Text">"a"</text:span> in the string <text:span text:style-name="Source_20_Text">"bcd"</text:span>, it wouldn't find a match.</text:p>
      <text:p text:style-name="Horizontal_20_Line"/>
      <text:p text:style-name="Text_20_body">You want to find matches when the letter <text:span text:style-name="Source_20_Text">s</text:span> occurs one or more times in <text:span text:style-name="Source_20_Text">"Mississippi"</text:span>. Write a regex that uses the <text:span text:style-name="Source_20_Text">+</text:span> sign.</text:p>
      <text:p text:style-name="P1"><text:soft-page-break/><text:span text:style-name="T3">let</text:span> difficultSpelling = <text:span text:style-name="T4">"Mississippi"</text:span>;</text:p>
      <text:p text:style-name="P1"><text:span text:style-name="T3">let</text:span> myRegex = /s+/ig; <text:span text:style-name="T5">// Change this line</text:span></text:p>
      <text:p text:style-name="P1"><text:span text:style-name="T3">let</text:span> result = difficultSpelling.match(myRegex);</text:p>
      <text:p text:style-name="Standard"/>
      <text:h text:style-name="Heading_20_2" text:outline-level="2"><text:bookmark-start text:name="__RefHeading___Toc137_4108242386"/>Match Characters that Occur Zero or More Times<text:bookmark-end text:name="__RefHeading___Toc137_4108242386"/></text:h>
      <text:p text:style-name="Text_20_body">The last challenge used the plus <text:span text:style-name="Source_20_Text">+</text:span> sign to look for characters that occur one or more times. There's also an option that matches characters that occur zero or more times.</text:p>
      <text:p text:style-name="Text_20_body">The character to do this is the <text:span text:style-name="Source_20_Text">asterisk</text:span> or <text:span text:style-name="Source_20_Text">star</text:span>: <text:span text:style-name="Source_20_Text">*</text:span>.</text:p>
      <text:p text:style-name="Quotations">let soccerWord = "gooooooooal!";<text:line-break/>let gPhrase = "gut feeling";<text:line-break/>let oPhrase = "over the moon";<text:line-break/>let goRegex = /go*/;<text:line-break/>soccerWord.match(goRegex); // Returns ["goooooooo"]<text:line-break/>gPhrase.match(goRegex); // Returns ["g"]<text:line-break/>oPhrase.match(goRegex); // Returns null</text:p>
      <text:p text:style-name="Horizontal_20_Line"/>
      <text:p text:style-name="Text_20_body">Create a regex <text:span text:style-name="Source_20_Text">chewieRegex</text:span> that uses the <text:span text:style-name="Source_20_Text">*</text:span> character to match all the upper and lower<text:span text:style-name="Source_20_Text">"a"</text:span> characters in <text:span text:style-name="Source_20_Text">chewieQuote</text:span>. Your regex does not need flags, and it should not match any of the other quotes.</text:p>
      <text:p text:style-name="P1"><text:span text:style-name="T3">let</text:span> chewieQuote = <text:span text:style-name="T4">"Aaaaaaaaaaaaaaaarrrgh!"</text:span>;</text:p>
      <text:p text:style-name="P1"><text:span text:style-name="T3">let</text:span> chewieRegex = /Aa*/; <text:span text:style-name="T5">// Change this line</text:span></text:p>
      <text:p text:style-name="P1"><text:span text:style-name="T3">let</text:span> result = chewieQuote.match(chewieRegex);</text:p>
      <text:p text:style-name="Standard"/>
      <text:p text:style-name="Standard"/>
      <text:p text:style-name="Standard"/>
      <text:p text:style-name="Standard"/>
      <text:h text:style-name="Heading_20_2" text:outline-level="2"><text:bookmark-start text:name="__RefHeading___Toc139_4108242386"/>Find Characters with Lazy Matching<text:bookmark-end text:name="__RefHeading___Toc139_4108242386"/></text:h>
      <text:p text:style-name="Text_20_body">In regular expressions, a <text:span text:style-name="Source_20_Text">greedy</text:span> match finds the longest possible part of a string that fits the regex pattern and returns it as a match. The alternative is called a <text:span text:style-name="Source_20_Text">lazy</text:span> match, which finds the smallest possible part of the string that satisfies the regex pattern.</text:p>
      <text:p text:style-name="Text_20_body">You can apply the regex <text:span text:style-name="Source_20_Text">/t[a-z]*i/</text:span> to the string <text:span text:style-name="Source_20_Text">"titanic"</text:span>. This regex is basically a pattern that starts with <text:span text:style-name="Source_20_Text">t</text:span>, ends with <text:span text:style-name="Source_20_Text">i</text:span>, and has some letters in between.</text:p>
      <text:p text:style-name="Text_20_body">Regular expressions are by default <text:span text:style-name="Source_20_Text"><text:span text:style-name="T1">greedy</text:span></text:span><text:span text:style-name="T1">,</text:span> so the match would return <text:span text:style-name="Source_20_Text">["titani"]</text:span>. It finds the largest sub-string possible to fit the pattern.</text:p>
      <text:p text:style-name="Text_20_body">However, you can use the <text:span text:style-name="Source_20_Text"><text:span text:style-name="T1">?</text:span></text:span><text:span text:style-name="T1"> character</text:span> to change it to <text:span text:style-name="Source_20_Text"><text:span text:style-name="T1">lazy</text:span></text:span><text:span text:style-name="T1"> </text:span>matching. <text:span text:style-name="Source_20_Text">"titanic"</text:span> matched against the adjusted regex of <text:span text:style-name="Source_20_Text">/t[a-z]*?i/</text:span> returns <text:span text:style-name="Source_20_Text">["ti"]</text:span>.</text:p>
      <text:p text:style-name="Horizontal_20_Line"/>
      <text:p text:style-name="Text_20_body"><text:soft-page-break/>Fix the regex <text:span text:style-name="Source_20_Text">/&lt;.*&gt;/</text:span> to return the HTML tag <text:span text:style-name="Source_20_Text">&lt;h1&gt;</text:span> and not the text <text:span text:style-name="Source_20_Text">"&lt;h1&gt;Winter is coming&lt;/h1&gt;"</text:span>. Remember the wildcard <text:span text:style-name="Source_20_Text">.</text:span> in a regular expression matches any character.</text:p>
      <text:p text:style-name="P1"><text:span text:style-name="T3">let</text:span> text = <text:span text:style-name="T4">"&lt;h1&gt;Winter is coming&lt;/h1&gt;"</text:span>;</text:p>
      <text:p text:style-name="P1"><text:span text:style-name="T3">let</text:span> myRegex = /&lt;.*?&gt;/; <text:span text:style-name="T5">// Change this line</text:span></text:p>
      <text:p text:style-name="P1"><text:span text:style-name="T3">let</text:span> result = text.match(myRegex);</text:p>
      <text:p text:style-name="Standard"/>
      <text:h text:style-name="Heading_20_2" text:outline-level="2"><text:bookmark-start text:name="__RefHeading___Toc141_4108242386"/>Find One or More Criminals in a Hunt<text:bookmark-end text:name="__RefHeading___Toc141_4108242386"/></text:h>
      <text:p text:style-name="Text_20_body">Time to pause and test your new regex writing skills. A group of criminals escaped from jail and ran away, but you don't know how many. However, you do know that they stay close together when they are around other people. You are responsible for finding all of the criminals at once.</text:p>
      <text:p text:style-name="Text_20_body">Here's an example to review how to do this:</text:p>
      <text:p text:style-name="Text_20_body">The regex <text:span text:style-name="Source_20_Text">/z+/</text:span> matches the letter <text:span text:style-name="Source_20_Text">z</text:span> when it appears one or more times in a row. It would find matches in all of the following strings:</text:p>
      <text:p text:style-name="Quotations">"z"<text:line-break/>"zzzzzz"<text:line-break/>"ABCzzzz"<text:line-break/>"zzzzABC"<text:line-break/>"abczzzzzzzzzzzzzzzzzzzzzabc"</text:p>
      <text:p text:style-name="Text_20_body">But it does not find matches in the following strings since there are no letter <text:span text:style-name="Source_20_Text">z</text:span> characters:</text:p>
      <text:p text:style-name="Quotations">""<text:line-break/>"ABC"<text:line-break/>"abcabc"</text:p>
      <text:p text:style-name="Horizontal_20_Line"/>
      <text:p text:style-name="Text_20_body">Write a <text:span text:style-name="Source_20_Text">greedy</text:span> regex that finds one or more criminals within a group of other people. A criminal is represented by the capital letter <text:span text:style-name="Source_20_Text">C</text:span>.</text:p>
      <text:p text:style-name="P2">// example crowd gathering</text:p>
      <text:p text:style-name="P1"><text:span text:style-name="T3">let</text:span> crowd = <text:span text:style-name="T4">'P1P2P3P4P5P6CCCP7P8P9'</text:span>;</text:p>
      <text:p text:style-name="P3"/>
      <text:p text:style-name="P1"><text:span text:style-name="T3">let</text:span> reCriminals = /C+/g; <text:span text:style-name="T5">// Change this line</text:span></text:p>
      <text:p text:style-name="P3"/>
      <text:p text:style-name="P1"><text:span text:style-name="T3">let</text:span> matchedCriminals = crowd.match(reCriminals);</text:p>
      <text:p text:style-name="P1">console.log(matchedCriminals);</text:p>
      <text:p text:style-name="Standard"/>
      <text:h text:style-name="Heading_20_2" text:outline-level="2"><text:bookmark-start text:name="__RefHeading___Toc143_4108242386"/>Match Beginning String Patterns<text:bookmark-end text:name="__RefHeading___Toc143_4108242386"/></text:h>
      <text:p text:style-name="Text_20_body">Prior challenges showed that regular expressions can be used to look for a number of matches. They are also used to search for patterns in specific positions in strings.</text:p>
      <text:p text:style-name="Text_20_body"><text:soft-page-break/>In an earlier challenge, you used the <text:span text:style-name="Source_20_Text">caret</text:span> character (<text:span text:style-name="Source_20_Text">^</text:span>) inside a <text:span text:style-name="Source_20_Text">character set</text:span> to create a <text:span text:style-name="Source_20_Text">negated character set</text:span> in the form <text:span text:style-name="Source_20_Text">[^thingsThatWillNotBeMatched]</text:span>. Outside of a <text:span text:style-name="Source_20_Text">character set</text:span>, the <text:span text:style-name="Source_20_Text">caret</text:span> is used to search for patterns at the beginning of strings.</text:p>
      <text:p text:style-name="Quotations">let firstString = "Ricky is first and can be found.";<text:line-break/>let firstRegex = /^Ricky/;<text:line-break/>firstRegex.test(firstString);<text:line-break/>// Returns true<text:line-break/>let notFirst = "You can't find Ricky now.";<text:line-break/>firstRegex.test(notFirst);<text:line-break/>// Returns false</text:p>
      <text:p text:style-name="Horizontal_20_Line"/>
      <text:p text:style-name="Text_20_body">Use the <text:span text:style-name="Source_20_Text">caret</text:span> character in a regex to find <text:span text:style-name="Source_20_Text">"Cal"</text:span> only in the beginning of the string <text:span text:style-name="Source_20_Text">rickyAndCal</text:span>.</text:p>
      <text:p text:style-name="P1"><text:span text:style-name="T3">let</text:span> rickyAndCal = <text:span text:style-name="T4">"Cal and Ricky both like racing."</text:span>;</text:p>
      <text:p text:style-name="P1"><text:span text:style-name="T3">let</text:span> calRegex = /^Cal/; <text:span text:style-name="T5">// Change this line</text:span></text:p>
      <text:p text:style-name="P1"><text:span text:style-name="T3">let</text:span> result = calRegex.test(rickyAndCal);</text:p>
      <text:p text:style-name="Standard"/>
      <text:h text:style-name="Heading_20_2" text:outline-level="2"><text:bookmark-start text:name="__RefHeading___Toc145_4108242386"/>Match Ending String Patterns<text:bookmark-end text:name="__RefHeading___Toc145_4108242386"/></text:h>
      <text:p text:style-name="Text_20_body">In the last challenge, you learned to use the <text:span text:style-name="Source_20_Text">caret</text:span> character to search for patterns at the beginning of strings. There is also a way to search for patterns at the end of strings.</text:p>
      <text:p text:style-name="Text_20_body">You can search the end of strings using the <text:span text:style-name="Source_20_Text">dollar sign</text:span> character <text:span text:style-name="Source_20_Text"><text:span text:style-name="T1">$</text:span></text:span><text:span text:style-name="T1"> </text:span>at the end of the regex.</text:p>
      <text:p text:style-name="Quotations">let theEnding = "This is a never ending story";<text:line-break/>let storyRegex = /story$/;<text:line-break/>storyRegex.test(theEnding);<text:line-break/>// Returns true<text:line-break/>let noEnding = "Sometimes a story will have to end";<text:line-break/>storyRegex.test(noEnding);<text:line-break/>// Returns false</text:p>
      <text:p text:style-name="Horizontal_20_Line"/>
      <text:p text:style-name="Text_20_body">Use the anchor character (<text:span text:style-name="Source_20_Text">$</text:span>) to match the string <text:span text:style-name="Source_20_Text">"caboose"</text:span> at the end of the string <text:span text:style-name="Source_20_Text">caboose</text:span>.</text:p>
      <text:p text:style-name="P1"><text:span text:style-name="T3">let</text:span> caboose = <text:span text:style-name="T4">"The last car on a train is the caboose"</text:span>;</text:p>
      <text:p text:style-name="P1"><text:span text:style-name="T3">let</text:span> lastRegex = /caboose$/; <text:span text:style-name="T5">// Change this line</text:span></text:p>
      <text:p text:style-name="P1"><text:span text:style-name="T3">let</text:span> result = lastRegex.test(caboose);</text:p>
      <text:p text:style-name="Standard"/>
      <text:h text:style-name="Heading_20_2" text:outline-level="2"><text:bookmark-start text:name="__RefHeading___Toc147_4108242386"/>Match All Letters and Numbers<text:bookmark-end text:name="__RefHeading___Toc147_4108242386"/></text:h>
      <text:p text:style-name="Text_20_body">Using character classes, you were able to search for all letters of the alphabet with <text:span text:style-name="Source_20_Text">[a-z]</text:span>. This kind of character class is common enough that there is a shortcut for it, although it includes a few extra characters as well.</text:p>
      <text:p text:style-name="Text_20_body"><text:soft-page-break/>The closest character class in JavaScript to match the alphabet is <text:span text:style-name="Source_20_Text"><text:span text:style-name="T1">\w</text:span></text:span><text:span text:style-name="T1">. This shortcut is equal to </text:span><text:span text:style-name="Source_20_Text"><text:span text:style-name="T1">[A-Za-z0-9_]</text:span></text:span><text:span text:style-name="T1">.</text:span> This character class matches upper and lowercase letters plus numbers. Note, this character class also includes the underscore character (<text:span text:style-name="Source_20_Text">_</text:span>).</text:p>
      <text:p text:style-name="Quotations">let longHand = /[A-Za-z0-9_]+/;<text:line-break/>let shortHand = /\w+/;<text:line-break/>let numbers = "42";<text:line-break/>let varNames = "important_var";<text:line-break/>longHand.test(numbers); // Returns true<text:line-break/>shortHand.test(numbers); // Returns true<text:line-break/>longHand.test(varNames); // Returns true<text:line-break/>shortHand.test(varNames); // Returns true</text:p>
      <text:p text:style-name="Text_20_body">These shortcut character classes are also known as <text:span text:style-name="Source_20_Text">shorthand character classes</text:span>.</text:p>
      <text:p text:style-name="Horizontal_20_Line"/>
      <text:p text:style-name="Text_20_body">Use the shorthand character class <text:span text:style-name="Source_20_Text">\w</text:span> to count the number of alphanumeric characters in various quotes and strings</text:p>
      <text:p text:style-name="P1"><text:span text:style-name="T3">let</text:span> quoteSample = <text:span text:style-name="T4">"The five boxing wizards jump quickly."</text:span>;</text:p>
      <text:p text:style-name="P1"><text:span text:style-name="T3">let</text:span> alphabetRegexV2 = /\w/<text:span text:style-name="T6">g</text:span>; <text:span text:style-name="T5">// Change this line</text:span></text:p>
      <text:p text:style-name="P1"><text:span text:style-name="T3">let</text:span> result = quoteSample.match(alphabetRegexV2).length;</text:p>
      <text:p text:style-name="Standard"/>
      <text:h text:style-name="Heading_20_2" text:outline-level="2"><text:bookmark-start text:name="__RefHeading___Toc149_4108242386"/>Match Everything But Letters and Numbers<text:bookmark-end text:name="__RefHeading___Toc149_4108242386"/></text:h>
      <text:p text:style-name="Text_20_body">You've learned that you can use a shortcut to match alphanumerics <text:span text:style-name="Source_20_Text">[A-Za-z0-9_]</text:span> using <text:span text:style-name="Source_20_Text">\w</text:span>. A natural pattern you might want to search for is the opposite of alphanumerics.</text:p>
      <text:p text:style-name="Text_20_body">You can search for the opposite of the <text:span text:style-name="Source_20_Text">\w</text:span> with <text:span text:style-name="Source_20_Text">\W</text:span>. Note, the opposite pattern uses a capital letter. This shortcut is the same as <text:span text:style-name="Source_20_Text">[^A-Za-z0-9_]</text:span>.</text:p>
      <text:p text:style-name="Quotations">let shortHand = /\W/;<text:line-break/>let numbers = "42%";<text:line-break/>let sentence = "Coding!";<text:line-break/>numbers.match(shortHand); // Returns ["%"]<text:line-break/>sentence.match(shortHand); // Returns ["!"]</text:p>
      <text:p text:style-name="Horizontal_20_Line"/>
      <text:p text:style-name="Text_20_body">Use the shorthand character class <text:span text:style-name="Source_20_Text">\W</text:span> to count the number of non-alphanumeric characters in various quotes and strings.</text:p>
      <text:p text:style-name="P1"><text:span text:style-name="T3">let</text:span> quoteSample = <text:span text:style-name="T4">"The five boxing wizards jump quickly."</text:span>;</text:p>
      <text:p text:style-name="P1"><text:span text:style-name="T3">let</text:span> nonAlphabetRegex = /\W/g; <text:span text:style-name="T5">// Change this line</text:span></text:p>
      <text:p text:style-name="P1"><text:span text:style-name="T3">let</text:span> result = quoteSample.match(nonAlphabetRegex).length;</text:p>
      <text:p text:style-name="Standard"/>
      <text:p text:style-name="Standard"/>
      <text:p text:style-name="Standard"/>
      <text:h text:style-name="Heading_20_2" text:outline-level="2"><text:bookmark-start text:name="__RefHeading___Toc151_4108242386"/><text:soft-page-break/>Match All Numbers<text:bookmark-end text:name="__RefHeading___Toc151_4108242386"/></text:h>
      <text:p text:style-name="Text_20_body">You've learned shortcuts for common string patterns like alphanumerics. Another common pattern is looking for just digits or numbers.</text:p>
      <text:p text:style-name="Text_20_body">The shortcut to look for digit characters is <text:span text:style-name="Source_20_Text">\d</text:span>, with a lowercase <text:span text:style-name="Source_20_Text">d</text:span>. This is equal to the character class <text:span text:style-name="Source_20_Text">[0-9]</text:span>, which looks for a single character of any number between zero and nine.</text:p>
      <text:p text:style-name="Horizontal_20_Line"/>
      <text:p text:style-name="Text_20_body">Use the shorthand character class <text:span text:style-name="Source_20_Text">\d</text:span> to count how many digits are in movie titles. Written out numbers ("six" instead of 6) do not count.</text:p>
      <text:p text:style-name="P1"><text:span text:style-name="T3">let</text:span> numString = <text:span text:style-name="T4">"Your sandwich will be $5.00"</text:span>;</text:p>
      <text:p text:style-name="P1"><text:span text:style-name="T3">let</text:span> numRegex = /\d/g; <text:span text:style-name="T5">// Change this line</text:span></text:p>
      <text:p text:style-name="P1"><text:span text:style-name="T3">let</text:span> result = numString.match(numRegex).length;</text:p>
      <text:p text:style-name="Standard"/>
      <text:p text:style-name="Standard"/>
      <text:h text:style-name="Heading_20_2" text:outline-level="2"><text:bookmark-start text:name="__RefHeading___Toc153_4108242386"/>Match All Non-Numbers<text:bookmark-end text:name="__RefHeading___Toc153_4108242386"/></text:h>
      <text:p text:style-name="Text_20_body">The last challenge showed how to search for digits using the shortcut <text:span text:style-name="Source_20_Text">\d</text:span> with a lowercase <text:span text:style-name="Source_20_Text">d</text:span>. You can also search for non-digits using a similar shortcut that uses an uppercase <text:span text:style-name="Source_20_Text">D</text:span> instead.</text:p>
      <text:p text:style-name="Text_20_body">The shortcut to look for non-digit characters is <text:span text:style-name="Source_20_Text">\D</text:span>. This is equal to the character class <text:span text:style-name="Source_20_Text">[^0-9]</text:span>, which looks for a single character that is not a number between zero and nine.</text:p>
      <text:p text:style-name="Horizontal_20_Line"/>
      <text:p text:style-name="Text_20_body">Use the shorthand character class for non-digits <text:span text:style-name="Source_20_Text">\D</text:span> to count how many non-digits are in movie titles.</text:p>
      <text:p text:style-name="P1"><text:span text:style-name="T3">let</text:span> numString = <text:span text:style-name="T4">"Your sandwich will be $5.00"</text:span>;</text:p>
      <text:p text:style-name="P1"><text:span text:style-name="T3">let</text:span> noNumRegex = /\D/g; <text:span text:style-name="T5">// Change this line</text:span></text:p>
      <text:p text:style-name="P1"><text:span text:style-name="T3">let</text:span> result = numString.match(noNumRegex).length;</text:p>
      <text:p text:style-name="Standard"/>
      <text:h text:style-name="Heading_20_2" text:outline-level="2"><text:bookmark-start text:name="__RefHeading___Toc155_4108242386"/>Restrict Possible Usernames<text:bookmark-end text:name="__RefHeading___Toc155_4108242386"/></text:h>
      <text:p text:style-name="Text_20_body">Usernames are used everywhere on the internet. They are what give users a unique identity on their favorite sites.</text:p>
      <text:p text:style-name="Text_20_body">You need to check all the usernames in a database. Here are some simple rules that users have to follow when creating their username.</text:p>
      <text:p text:style-name="Text_20_body">1) The only numbers in the username have to be at the end. There can be zero or more of them at the end.</text:p>
      <text:p text:style-name="Text_20_body">2) Username letters can be lowercase and uppercase.</text:p>
      <text:p text:style-name="Text_20_body">3) Usernames have to be at least two characters long. A two-letter username can only use alphabet letter characters.</text:p>
      <text:p text:style-name="Horizontal_20_Line"/>
      <text:p text:style-name="Text_20_body"><text:soft-page-break/>Change the regex <text:span text:style-name="Source_20_Text">userCheck</text:span> to fit the constraints listed above.</text:p>
      <text:p text:style-name="P1"><text:span text:style-name="T3">let</text:span> username = <text:span text:style-name="T4">"JackOfAllTrades"</text:span>;</text:p>
      <text:p text:style-name="P1"><text:span text:style-name="T3">let</text:span> userCheck = /^[a-z]{2,}\d*$/i; <text:span text:style-name="T5">// Change this line</text:span></text:p>
      <text:p text:style-name="P1"><text:span text:style-name="T3">let</text:span> result = userCheck.test(username);</text:p>
      <text:p text:style-name="Standard"/>
      <text:h text:style-name="Heading_20_2" text:outline-level="2"><text:bookmark-start text:name="__RefHeading___Toc157_4108242386"/>Match Whitespace<text:bookmark-end text:name="__RefHeading___Toc157_4108242386"/></text:h>
      <text:p text:style-name="Text_20_body">The challenges so far have covered matching letters of the alphabet and numbers. You can also match the whitespace or spaces between letters.</text:p>
      <text:p text:style-name="Text_20_body">You can search for whitespace using <text:span text:style-name="Source_20_Text">\s</text:span>, which is a lowercase <text:span text:style-name="Source_20_Text">s</text:span>. This pattern not only matches whitespace, but also carriage return, tab, form feed, and new line characters. You can think of it as similar to the character class <text:span text:style-name="Source_20_Text">[ \r\t\f\n\v]</text:span>.</text:p>
      <text:p text:style-name="Quotations">let whiteSpace = "Whitespace. Whitespace everywhere!"<text:line-break/>let spaceRegex = /\s/g;<text:line-break/>whiteSpace.match(spaceRegex);<text:line-break/>// Returns [" ", " "]</text:p>
      <text:p text:style-name="Horizontal_20_Line"/>
      <text:p text:style-name="Text_20_body">Change the regex <text:span text:style-name="Source_20_Text">countWhiteSpace</text:span> to look for multiple whitespace characters in a string.</text:p>
      <text:p text:style-name="P1"><text:span text:style-name="T3">let</text:span> sample = <text:span text:style-name="T4">"Whitespace is important in separating words"</text:span>;</text:p>
      <text:p text:style-name="P1"><text:span text:style-name="T3">let</text:span> countWhiteSpace = /\s/g; <text:span text:style-name="T5">// Change this line</text:span></text:p>
      <text:p text:style-name="P1"><text:span text:style-name="T3">let</text:span> result = sample.match(countWhiteSpace);</text:p>
      <text:p text:style-name="Standard"/>
      <text:h text:style-name="Heading_20_2" text:outline-level="2"><text:bookmark-start text:name="__RefHeading___Toc159_4108242386"/>Match Non-Whitespace Characters<text:bookmark-end text:name="__RefHeading___Toc159_4108242386"/></text:h>
      <text:p text:style-name="Text_20_body">You learned about searching for whitespace using <text:span text:style-name="Source_20_Text">\s</text:span>, with a lowercase <text:span text:style-name="Source_20_Text">s</text:span>. You can also search for everything except whitespace.</text:p>
      <text:p text:style-name="Text_20_body">Search for non-whitespace using <text:span text:style-name="Source_20_Text">\S</text:span>, which is an uppercase <text:span text:style-name="Source_20_Text">s</text:span>. This pattern will not match whitespace, carriage return, tab, form feed, and new line characters. You can think of it being similar to the character class <text:span text:style-name="Source_20_Text">[^ \r\t\f\n\v]</text:span>.</text:p>
      <text:p text:style-name="Quotations">let whiteSpace = "Whitespace. Whitespace everywhere!"<text:line-break/>let nonSpaceRegex = /\S/g;<text:line-break/>whiteSpace.match(nonSpaceRegex).length; // Returns 32</text:p>
      <text:p text:style-name="Horizontal_20_Line"/>
      <text:p text:style-name="Text_20_body">Change the regex <text:span text:style-name="Source_20_Text">countNonWhiteSpace</text:span> to look for multiple non-whitespace characters in a string</text:p>
      <text:p text:style-name="P1"><text:span text:style-name="T3">let</text:span> sample = <text:span text:style-name="T4">"Whitespace is important in separating words"</text:span>;</text:p>
      <text:p text:style-name="P1"><text:span text:style-name="T3">let</text:span> countNonWhiteSpace = /\S/g; <text:span text:style-name="T5">// Change this line</text:span></text:p>
      <text:p text:style-name="P1"><text:span text:style-name="T3">let</text:span> result = sample.match(countNonWhiteSpace);</text:p>
      <text:p text:style-name="Standard"/>
      <text:h text:style-name="Heading_20_2" text:outline-level="2"><text:bookmark-start text:name="__RefHeading___Toc161_4108242386"/><text:soft-page-break/>Specify Upper and Lower Number of Matches<text:bookmark-end text:name="__RefHeading___Toc161_4108242386"/></text:h>
      <text:p text:style-name="Text_20_body">Recall that you use the plus sign <text:span text:style-name="Source_20_Text">+</text:span> to look for one or more characters and the asterisk <text:span text:style-name="Source_20_Text">*</text:span> to look for zero or more characters. These are convenient but sometimes you want to match a certain range of patterns.</text:p>
      <text:p text:style-name="Text_20_body">You can specify the lower and upper number of patterns with <text:span text:style-name="Source_20_Text">quantity specifiers</text:span>. Quantity specifiers are used with curly brackets (<text:span text:style-name="Source_20_Text">{</text:span> and <text:span text:style-name="Source_20_Text">}</text:span>). You put two numbers between the curly brackets - for the lower and upper number of patterns.</text:p>
      <text:p text:style-name="Text_20_body">For example, to match only the letter <text:span text:style-name="Source_20_Text">a</text:span> appearing between <text:span text:style-name="Source_20_Text">3</text:span> and <text:span text:style-name="Source_20_Text">5</text:span> times in the string <text:span text:style-name="Source_20_Text">"ah"</text:span>, your regex would be <text:span text:style-name="Source_20_Text">/a{3,5}h/</text:span>.</text:p>
      <text:p text:style-name="Quotations">let A4 = "aaaah";<text:line-break/>let A2 = "aah";<text:line-break/>let multipleA = /a{3,5}h/;<text:line-break/>multipleA.test(A4); // Returns true<text:line-break/>multipleA.test(A2); // Returns false</text:p>
      <text:p text:style-name="Horizontal_20_Line"/>
      <text:p text:style-name="Text_20_body">Change the regex <text:span text:style-name="Source_20_Text">ohRegex</text:span> to match only <text:span text:style-name="Source_20_Text">3</text:span> to <text:span text:style-name="Source_20_Text">6</text:span> letter <text:span text:style-name="Source_20_Text">h</text:span>'s in the word <text:span text:style-name="Source_20_Text">"Oh no"</text:span>.</text:p>
      <text:p text:style-name="P1"><text:span text:style-name="T3">let</text:span> ohStr = <text:span text:style-name="T4">"Ohhh no"</text:span>;</text:p>
      <text:p text:style-name="P1"><text:span text:style-name="T3">let</text:span> ohRegex = /Oh{3,6}\sno/; <text:span text:style-name="T5">// Change this line</text:span></text:p>
      <text:p text:style-name="P1"><text:span text:style-name="T3">let</text:span> result = ohRegex.test(ohStr);</text:p>
      <text:p text:style-name="Standard"/>
      <text:p text:style-name="Standard"/>
      <text:h text:style-name="Heading_20_2" text:outline-level="2"><text:bookmark-start text:name="__RefHeading___Toc163_4108242386"/>Specify Only the Lower Number of Matches<text:bookmark-end text:name="__RefHeading___Toc163_4108242386"/></text:h>
      <text:p text:style-name="Text_20_body">You can specify the lower and upper number of patterns with <text:span text:style-name="Source_20_Text">quantity specifiers</text:span> using curly brackets. Sometimes you only want to specify the lower number of patterns with no upper limit.</text:p>
      <text:p text:style-name="Text_20_body">To only specify the lower number of patterns, keep the first number followed by a comma.</text:p>
      <text:p text:style-name="Text_20_body">For example, to match only the string <text:span text:style-name="Source_20_Text">"hah"</text:span> with the letter <text:span text:style-name="Source_20_Text">a</text:span> appearing at least <text:span text:style-name="Source_20_Text">3</text:span> times, your regex would be <text:span text:style-name="Source_20_Text">/ha{3,}h/</text:span>.</text:p>
      <text:p text:style-name="Quotations">let A4 = "haaaah";<text:line-break/>let A2 = "haah";<text:line-break/>let A100 = "h" + "a".repeat(100) + "h";<text:line-break/>let multipleA = /ha{3,}h/;<text:line-break/>multipleA.test(A4); // Returns true<text:line-break/>multipleA.test(A2); // Returns false<text:line-break/>multipleA.test(A100); // Returns true</text:p>
      <text:p text:style-name="Horizontal_20_Line"/>
      <text:p text:style-name="Text_20_body">Change the regex <text:span text:style-name="Source_20_Text">haRegex</text:span> to match the word <text:span text:style-name="Source_20_Text">"Hazzah"</text:span> only when it has four or more letter <text:span text:style-name="Source_20_Text">z</text:span>'s.</text:p>
      <text:p text:style-name="P1"><text:span text:style-name="T3">let</text:span> haStr = <text:span text:style-name="T4">"Hazzzzah"</text:span>;</text:p>
      <text:p text:style-name="P1"><text:soft-page-break/><text:span text:style-name="T3">let</text:span> haRegex = /z{4,}/; <text:span text:style-name="T5">// Change this line</text:span></text:p>
      <text:p text:style-name="P1"><text:span text:style-name="T3">let</text:span> result = haRegex.test(haStr);</text:p>
      <text:p text:style-name="Standard"/>
      <text:h text:style-name="Heading_20_2" text:outline-level="2"><text:bookmark-start text:name="__RefHeading___Toc165_4108242386"/>Specify Exact Number of Matches<text:bookmark-end text:name="__RefHeading___Toc165_4108242386"/></text:h>
      <text:p text:style-name="Text_20_body">You can specify the lower and upper number of patterns with <text:span text:style-name="Source_20_Text">quantity specifiers</text:span> using curly brackets. Sometimes you only want a specific number of matches.</text:p>
      <text:p text:style-name="Text_20_body">To specify a certain number of patterns, just have that one number between the curly brackets.</text:p>
      <text:p text:style-name="Text_20_body">For example, to match only the word <text:span text:style-name="Source_20_Text">"hah"</text:span> with the letter <text:span text:style-name="Source_20_Text">a</text:span> <text:span text:style-name="Source_20_Text">3</text:span> times, your regex would be <text:span text:style-name="Source_20_Text">/ha{3}h/</text:span>.</text:p>
      <text:p text:style-name="Quotations">let A4 = "haaaah";<text:line-break/>let A3 = "haaah";<text:line-break/>let A100 = "h" + "a".repeat(100) + "h";<text:line-break/>let multipleHA = /ha{3}h/;<text:line-break/>multipleHA.test(A4); // Returns false<text:line-break/>multipleHA.test(A3); // Returns true<text:line-break/>multipleHA.test(A100); // Returns false</text:p>
      <text:p text:style-name="Horizontal_20_Line"/>
      <text:p text:style-name="Text_20_body">Change the regex <text:span text:style-name="Source_20_Text">timRegex</text:span> to match the word <text:span text:style-name="Source_20_Text">"Timber"</text:span> only when it has four letter <text:span text:style-name="Source_20_Text">m</text:span>'s</text:p>
      <text:p text:style-name="P1"><text:span text:style-name="T3">let</text:span> timStr = <text:span text:style-name="T4">"Timmmmber"</text:span>;</text:p>
      <text:p text:style-name="P1"><text:span text:style-name="T3">let</text:span> timRegex = /Tim{4}ber/; <text:span text:style-name="T5">// Change this line</text:span></text:p>
      <text:p text:style-name="P1"><text:span text:style-name="T3">let</text:span> result = timRegex.test(timStr);</text:p>
      <text:p text:style-name="Standard"/>
      <text:p text:style-name="Standard"/>
      <text:h text:style-name="Heading_20_2" text:outline-level="2"><text:bookmark-start text:name="__RefHeading___Toc167_4108242386"/>Check for All or None<text:bookmark-end text:name="__RefHeading___Toc167_4108242386"/></text:h>
      <text:p text:style-name="Text_20_body">Sometimes the patterns you want to search for may have parts of it that may or may not exist. However, it may be important to check for them nonetheless.</text:p>
      <text:p text:style-name="Text_20_body">You can specify the possible existence of an element with a question mark, <text:span text:style-name="Source_20_Text"><text:span text:style-name="T2">?</text:span></text:span><text:span text:style-name="T2">. This checks for zero or one </text:span>of the preceding element. You can think of this symbol as saying the previous element is optional.</text:p>
      <text:p text:style-name="Text_20_body">For example, there are slight differences in American and British English and you can use the question mark to match both spellings.</text:p>
      <text:p text:style-name="Quotations">let american = "color";<text:line-break/>let british = "colour";<text:line-break/>let rainbowRegex= /colou?r/;<text:line-break/>rainbowRegex.test(american); // Returns true<text:line-break/>rainbowRegex.test(british); // Returns true</text:p>
      <text:p text:style-name="Horizontal_20_Line"/>
      <text:p text:style-name="Text_20_body"><text:soft-page-break/>Change the regex <text:span text:style-name="Source_20_Text">favRegex</text:span> to match both the American English (favorite) and the British English (favourite) version of the word.</text:p>
      <text:p text:style-name="P1"><text:span text:style-name="T3">let</text:span> favWord = <text:span text:style-name="T4">"favorite"</text:span>;</text:p>
      <text:p text:style-name="P1"><text:span text:style-name="T3">let</text:span> favRegex = /favou?rite/; <text:span text:style-name="T5">// Change this line</text:span></text:p>
      <text:p text:style-name="P1"><text:span text:style-name="T3">let</text:span> result = favRegex.test(favWord);</text:p>
      <text:p text:style-name="Standard"/>
      <text:p text:style-name="Standard"/>
      <text:h text:style-name="Heading_20_2" text:outline-level="2"><text:bookmark-start text:name="__RefHeading___Toc169_4108242386"/>Positive and Negative Lookahead<text:bookmark-end text:name="__RefHeading___Toc169_4108242386"/></text:h>
      <text:p text:style-name="Text_20_body"><text:span text:style-name="Source_20_Text">Lookaheads</text:span> are patterns that tell JavaScript to look-ahead in your string to check for patterns further along. This can be useful when you want to search for multiple patterns over the same string.</text:p>
      <text:p text:style-name="Text_20_body">There are two kinds of <text:span text:style-name="Source_20_Text">lookaheads</text:span>: <text:span text:style-name="Source_20_Text">positive lookahead</text:span> and <text:span text:style-name="Source_20_Text">negative lookahead</text:span>.</text:p>
      <text:p text:style-name="Text_20_body">A <text:span text:style-name="Source_20_Text">positive lookahead</text:span> will look to make sure the element in the <text:span text:style-name="T2">search pattern is there, but won't actually match it.</text:span> A positive lookahead is used as <text:span text:style-name="Source_20_Text">(</text:span><text:span text:style-name="Source_20_Text"><text:span text:style-name="T2">?=...</text:span></text:span><text:span text:style-name="Source_20_Text">)</text:span> where the <text:span text:style-name="Source_20_Text">...</text:span> is the required part that is not matched.</text:p>
      <text:p text:style-name="Text_20_body">On the other hand, a <text:span text:style-name="Source_20_Text">negative lookahead</text:span> will look to make sure the element in the search pattern is not there. A negative lookahead is used as <text:span text:style-name="Source_20_Text">(</text:span><text:span text:style-name="Source_20_Text"><text:span text:style-name="T2">?!...</text:span></text:span><text:span text:style-name="Source_20_Text">)</text:span> where the <text:span text:style-name="Source_20_Text">...</text:span> is the pattern that you do not want to be there. The rest of the pattern is returned if the negative lookahead part is not present.</text:p>
      <text:p text:style-name="Text_20_body">Lookaheads are a bit confusing but some examples will help.</text:p>
      <text:p text:style-name="Quotations">let quit = "qu";<text:line-break/>let noquit = "qt";<text:line-break/>let quRegex= /q(?=u)/;<text:line-break/>let qRegex = /q(?!u)/;<text:line-break/>quit.match(quRegex); // Returns ["q"]<text:line-break/>noquit.match(qRegex); // Returns ["q"]</text:p>
      <text:p text:style-name="Text_20_body">A more practical use of <text:span text:style-name="Source_20_Text">lookaheads</text:span> is to check two or more patterns in one string. Here is a (naively) simple password checker that looks for between 3 and 6 characters and at least one number:</text:p>
      <text:p text:style-name="Quotations">let password = "abc123";<text:line-break/>let checkPass = /(?=\w{3,6})(?=\D*\d)/;<text:line-break/>checkPass.test(password); // Returns true</text:p>
      <text:p text:style-name="Horizontal_20_Line"/>
      <text:p text:style-name="Text_20_body">Use <text:span text:style-name="Source_20_Text">lookaheads</text:span> in the <text:span text:style-name="Source_20_Text">pwRegex</text:span> to match passwords that are greater than 5 characters long and have two consecutive digits</text:p>
      <text:p text:style-name="P1"><text:span text:style-name="T3">let</text:span> sampleWord = <text:span text:style-name="T4">"astronaut"</text:span>;</text:p>
      <text:p text:style-name="P1"><text:span text:style-name="T3">let</text:span> pwRegex = /(?=\w{5,})(?=\D*\d{2})/; <text:span text:style-name="T5">// Change this line</text:span></text:p>
      <text:p text:style-name="P1"><text:span text:style-name="T3">let</text:span> result = pwRegex.test(sampleWord);</text:p>
      <text:p text:style-name="Standard"/>
      <text:p text:style-name="Standard"/>
      <text:h text:style-name="Heading_20_2" text:outline-level="2"><text:bookmark-start text:name="__RefHeading___Toc171_4108242386"/><text:soft-page-break/>Reuse Patterns Using Capture Groups<text:bookmark-end text:name="__RefHeading___Toc171_4108242386"/></text:h>
      <text:p text:style-name="Text_20_body">Some patterns you search for will occur multiple times in a string. It is wasteful to manually repeat that regex. There is a better way to specify when you have multiple repeat substrings in your string.</text:p>
      <text:p text:style-name="Text_20_body">You can search for repeat substrings using <text:span text:style-name="Source_20_Text">capture groups</text:span>. Parentheses, <text:span text:style-name="Source_20_Text">(</text:span> and <text:span text:style-name="Source_20_Text">)</text:span>, are used to find repeat substrings. You put the regex of the pattern that will repeat in between the parentheses.</text:p>
      <text:p text:style-name="Text_20_body">To specify <text:span text:style-name="T2">where that repeat string will appear, you use a backslash (</text:span><text:span text:style-name="Source_20_Text"><text:span text:style-name="T2">\</text:span></text:span><text:span text:style-name="T2">) and then a number. This number starts at 1 and increases with each additional capture group you use.</text:span> An example would be <text:span text:style-name="Source_20_Text">\1</text:span> to match the first group.</text:p>
      <text:p text:style-name="Text_20_body">The example below matches any word that occurs twice separated by a space:</text:p>
      <text:p text:style-name="Quotations">let repeatStr = "regex regex";<text:line-break/>let repeatRegex = /(\w+)\s\1/;<text:line-break/>repeatRegex.test(repeatStr); // Returns true<text:line-break/>repeatStr.match(repeatRegex); // Returns ["regex regex", "regex"]</text:p>
      <text:p text:style-name="Text_20_body">Using the <text:span text:style-name="Source_20_Text">.match()</text:span> method on a string will return an array with the string it matches, along with its capture group.</text:p>
      <text:p text:style-name="Horizontal_20_Line"/>
      <text:p text:style-name="Text_20_body">Use <text:span text:style-name="Source_20_Text">capture groups</text:span> in <text:span text:style-name="Source_20_Text">reRegex</text:span> to match numbers that are repeated only three times in a string, each separated by a space</text:p>
      <text:p text:style-name="P1"><text:span text:style-name="T3">let</text:span> repeatNum = <text:span text:style-name="T4">"42 42 42"</text:span>;</text:p>
      <text:p text:style-name="P1"><text:span text:style-name="T3">let</text:span> reRegex = /^(\d+)\s\1\s\1$/; <text:span text:style-name="T5">// Change this line</text:span></text:p>
      <text:p text:style-name="P1"><text:span text:style-name="T3">let</text:span> result = reRegex.test(repeatNum);</text:p>
      <text:p text:style-name="Standard"/>
      <text:p text:style-name="Standard"/>
      <text:h text:style-name="Heading_20_2" text:outline-level="2"><text:bookmark-start text:name="__RefHeading___Toc173_4108242386"/>Use Capture Groups to Search and Replace<text:bookmark-end text:name="__RefHeading___Toc173_4108242386"/></text:h>
      <text:p text:style-name="Text_20_body">Searching is useful. However, you can make searching even more powerful when it also changes (or replaces) the text you match.</text:p>
      <text:p text:style-name="Text_20_body">You can search and replace text in a string using <text:span text:style-name="Source_20_Text">.replace()</text:span> on a string. The inputs for <text:span text:style-name="Source_20_Text">.replace()</text:span> is first the regex pattern you want to search for. The second parameter is the string to replace the match or a function to do something.</text:p>
      <text:p text:style-name="Quotations">let wrongText = "The sky is silver.";<text:line-break/>let silverRegex = /silver/;<text:line-break/>wrongText.replace(silverRegex, "blue");<text:line-break/>// Returns "The sky is blue."</text:p>
      <text:p text:style-name="Text_20_body">You can also access capture groups in the replacement string with dollar signs (<text:span text:style-name="Source_20_Text">$</text:span>).</text:p>
      <text:p text:style-name="Quotations">"Code Camp".replace(/(\w+)\s(\w+)/, '$2 $1');<text:line-break/>// Returns "Camp Code"</text:p>
      <text:p text:style-name="Horizontal_20_Line"><text:soft-page-break/></text:p>
      <text:p text:style-name="Text_20_body">Write a regex so that it will search for the string <text:span text:style-name="Source_20_Text">"good"</text:span>. Then update the <text:span text:style-name="Source_20_Text">replaceText</text:span> variable to replace <text:span text:style-name="Source_20_Text">"good"</text:span> with <text:span text:style-name="Source_20_Text">"okey-dokey"</text:span>.</text:p>
      <text:p text:style-name="P1"><text:span text:style-name="T3">let</text:span> huhText = <text:span text:style-name="T4">"This sandwich is good."</text:span>;</text:p>
      <text:p text:style-name="P1"><text:span text:style-name="T3">let</text:span> fixRegex = /good/; <text:span text:style-name="T5">// Change this line</text:span></text:p>
      <text:p text:style-name="P1"><text:span text:style-name="T3">let</text:span> replaceText = <text:span text:style-name="T4">"okey-dokey"</text:span>; <text:span text:style-name="T5">// Change this line</text:span></text:p>
      <text:p text:style-name="P1"><text:span text:style-name="T3">let</text:span> result = huhText.replace(fixRegex, replaceText);</text:p>
      <text:p text:style-name="Standard"/>
      <text:p text:style-name="Standard"/>
      <text:h text:style-name="Heading_20_2" text:outline-level="2"><text:bookmark-start text:name="__RefHeading___Toc175_4108242386"/>Remove Whitespace from Start and End<text:bookmark-end text:name="__RefHeading___Toc175_4108242386"/></text:h>
      <text:p text:style-name="Text_20_body">Sometimes whitespace characters around strings are not wanted but are there. Typical processing of strings is to remove the whitespace at the start and end of it.</text:p>
      <text:p text:style-name="Horizontal_20_Line"/>
      <text:p text:style-name="Text_20_body">Write a regex and use the appropriate string methods to remove whitespace at the beginning and end of strings.</text:p>
      <text:p text:style-name="Text_20_body"><text:span text:style-name="Strong_20_Emphasis">Note</text:span><text:line-break/>The <text:span text:style-name="Source_20_Text">.trim()</text:span> method would work here, but you'll need to complete this challenge using regular expressions.</text:p>
      <text:p text:style-name="P1"><text:span text:style-name="T3">let</text:span> hello = <text:span text:style-name="T4">" Hello, World! "</text:span>;</text:p>
      <text:p text:style-name="P1"><text:span text:style-name="T3">let</text:span> wsRegex = /^\s+|\s+$/g; <text:span text:style-name="T5">// Change this line</text:span></text:p>
      <text:p text:style-name="P1"><text:span text:style-name="T3">let</text:span> result = hello.replace(wsRegex, <text:span text:style-name="T4">''</text:span>); <text:span text:style-name="T5">// Change this li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06T09:55:28.681392950</dc:date>
    <meta:editing-duration>PT1H12M29S</meta:editing-duration>
    <meta:editing-cycles>63</meta:editing-cycles>
    <meta:document-statistic meta:table-count="0" meta:image-count="0" meta:object-count="0" meta:page-count="21" meta:paragraph-count="328" meta:word-count="4999" meta:character-count="30456" meta:non-whitespace-character-count="25784"/>
  </office:meta>
</office:document-meta>
</file>